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3.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2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Produktgrupp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Nummer</text:p>
          </table:table-cell>
          <table:table-cell table:style-name="ce1" office:value-type="string">
            <text:p>Barcode</text:p>
          </table:table-cell>
          <table:table-cell table:style-name="ce1" office:value-type="string">
            <text:p>VK-Preis</text:p>
          </table:table-cell>
          <table:table-cell table:style-name="ce1" office:value-type="string">
            <text:p>EK-Preis</text:p>
          </table:table-cell>
          <table:table-cell table:style-name="ce1" office:value-type="string">
            <text:p>Variabel</text:p>
          </table:table-cell>
          <table:table-cell table:style-name="ce1" office:value-type="string">
            <text:p>Lieferant</text:p>
          </table:table-cell>
          <table:table-cell table:style-name="ce1" office:value-type="string">
            <text:p>Herkunft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Apfel-Mango-Saft</text:p>
          </table:table-cell>
          <table:table-cell office:value-type="string">
            <text:p>0613114039-0</text:p>
          </table:table-cell>
          <table:table-cell/>
          <table:table-cell office:value-type="float" office:value="2.95">
            <text:p>2.95</text:p>
          </table:table-cell>
          <table:table-cell office:value-type="float" office:value="2">
            <text:p>2</text:p>
          </table:table-cell>
          <table:table-cell office:value-type="string">
            <text:p>Nein</text:p>
          </table:table-cell>
          <table:table-cell office:value-type="string">
            <text:p>unbekannt</text:p>
          </table:table-cell>
          <table:table-cell office:value-type="string">
            <text:p>Deutschland, Philippinen</text:p>
          </table:table-cell>
          <table:table-cell table:number-columns-repeated="1015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China Bio Jasmintee lose 100g</text:p>
          </table:table-cell>
          <table:table-cell office:value-type="float" office:value="8900942">
            <text:p>8900942</text:p>
          </table:table-cell>
          <table:table-cell/>
          <table:table-cell office:value-type="float" office:value="3.99">
            <text:p>3.99</text:p>
          </table:table-cell>
          <table:table-cell office:value-type="float" office:value="2.99">
            <text:p>2.99</text:p>
          </table:table-cell>
          <table:table-cell office:value-type="string">
            <text:p>Nein</text:p>
          </table:table-cell>
          <table:table-cell office:value-type="string">
            <text:p>Gepa</text:p>
          </table:table-cell>
          <table:table-cell office:value-type="string">
            <text:p>China</text:p>
          </table:table-cell>
          <table:table-cell table:number-columns-repeated="1015"/>
        </table:table-row>
        <table:table-row table:style-name="ro1">
          <table:table-cell office:value-type="string">
            <text:p>Alkoholfreie Getränke 8 Cent Pfand</text:p>
          </table:table-cell>
          <table:table-cell office:value-type="string">
            <text:p>Costa Rica Cola</text:p>
          </table:table-cell>
          <table:table-cell office:value-type="string">
            <text:p>Cr1-18-033</text:p>
          </table:table-cell>
          <table:table-cell/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>
            <text:p>Nein</text:p>
          </table:table-cell>
          <table:table-cell office:value-type="string">
            <text:p>El Puente</text:p>
          </table:table-cell>
          <table:table-cell office:value-type="string">
            <text:p>Costa Rica</text:p>
          </table:table-cell>
          <table:table-cell table:number-columns-repeated="1015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rüner Ceylon Tee Teebeutel</text:p>
          </table:table-cell>
          <table:table-cell office:value-type="string">
            <text:p>VA-0996-E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string">
            <text:p>Nein</text:p>
          </table:table-cell>
          <table:table-cell office:value-type="string">
            <text:p>ethiquable</text:p>
          </table:table-cell>
          <table:table-cell office:value-type="string">
            <text:p>Sri Lanka</text:p>
          </table:table-cell>
          <table:table-cell table:number-columns-repeated="1015"/>
        </table:table-row>
        <table:table-row table:style-name="ro1">
          <table:table-cell office:value-type="string">
            <text:p>Kekse</text:p>
          </table:table-cell>
          <table:table-cell office:value-type="string">
            <text:p>Mascobado Lemon Herzen</text:p>
          </table:table-cell>
          <table:table-cell office:value-type="float" office:value="8911917">
            <text:p>8911917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string">
            <text:p>Nein</text:p>
          </table:table-cell>
          <table:table-cell office:value-type="string">
            <text:p>Gepa</text:p>
          </table:table-cell>
          <table:table-cell office:value-type="string">
            <text:p>Philippinen</text:p>
          </table:table-cell>
          <table:table-cell table:number-columns-repeated="1015"/>
        </table:table-row>
        <table:table-row table:style-name="ro1">
          <table:table-cell office:value-type="string">
            <text:p>Kräutertee</text:p>
          </table:table-cell>
          <table:table-cell office:value-type="string">
            <text:p>orange tree lose 60g</text:p>
          </table:table-cell>
          <table:table-cell office:value-type="string">
            <text:p>b03-12-401</text:p>
          </table:table-cell>
          <table:table-cell/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office:value-type="string">
            <text:p>Nein</text:p>
          </table:table-cell>
          <table:table-cell office:value-type="string">
            <text:p>El Puente</text:p>
          </table:table-cell>
          <table:table-cell office:value-type="string">
            <text:p>International</text:p>
          </table:table-cell>
          <table:table-cell table:number-columns-repeated="1015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Pfeffer schwarz gemahlen 40g</text:p>
          </table:table-cell>
          <table:table-cell office:value-type="string">
            <text:p>sl1-15-504</text:p>
          </table:table-cell>
          <table:table-cell/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office:value-type="string">
            <text:p>Nein</text:p>
          </table:table-cell>
          <table:table-cell office:value-type="string">
            <text:p>El Puente</text:p>
          </table:table-cell>
          <table:table-cell office:value-type="string">
            <text:p>Sri Lanka</text:p>
          </table:table-cell>
          <table:table-cell table:number-columns-repeated="1015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Schwarzer Pfeffer ganz Mühle</text:p>
          </table:table-cell>
          <table:table-cell office:value-type="string">
            <text:p>s13-15-600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Nein</text:p>
          </table:table-cell>
          <table:table-cell office:value-type="string">
            <text:p>El Puente</text:p>
          </table:table-cell>
          <table:table-cell office:value-type="string">
            <text:p>Sri Lanka</text:p>
          </table:table-cell>
          <table:table-cell table:number-columns-repeated="1015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Bio Cashewmix</text:p>
          </table:table-cell>
          <table:table-cell office:value-type="float" office:value="3210816">
            <text:p>3210816</text:p>
          </table:table-cell>
          <table:table-cell office:value-type="float" office:value="4013320129906">
            <text:p>4013320129906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string">
            <text:p>Nein</text:p>
          </table:table-cell>
          <table:table-cell office:value-type="string">
            <text:p>Gepa</text:p>
          </table:table-cell>
          <table:table-cell office:value-type="string">
            <text:p>Honduras</text:p>
          </table:table-cell>
          <table:table-cell table:number-columns-repeated="101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7/11/2013</text:date>, <text:time>15:3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riel </meta:initial-creator>
    <meta:creation-date>2012-12-16T18:27:31</meta:creation-date>
    <dc:date>2013-11-07T15:32:08</dc:date>
    <dc:creator>Uriel </dc:creator>
    <meta:editing-duration>PT00H34M24S</meta:editing-duration>
    <meta:editing-cycles>5</meta:editing-cycles>
    <meta:generator>OpenOffice.org/3.2$Linux OpenOffice.org_project/320m12$Build-9483</meta:generator>
    <meta:document-statistic meta:table-count="3" meta:cell-count="82" meta:object-count="0"/>
  </office:meta>
</office:document-meta>
</file>